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2"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3"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4" style:family="paragraph" style:parent-style-name="Heading_20_1">
      <style:paragraph-properties fo:text-align="justify" style:justify-single-word="false"/>
      <style:text-properties style:font-name="Times New Roman" officeooo:paragraph-rsid="000d4dd9"/>
    </style:style>
    <style:style style:name="P5" style:family="paragraph" style:parent-style-name="Heading_20_1">
      <style:paragraph-properties fo:text-align="justify" style:justify-single-word="false"/>
      <style:text-properties officeooo:paragraph-rsid="0012db34"/>
    </style:style>
    <style:style style:name="P6"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P7"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8"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9" style:family="paragraph" style:parent-style-name="Text_20_body">
      <style:paragraph-properties fo:text-align="justify" style:justify-single-word="false"/>
      <style:text-properties style:font-name="Times New Roman" officeooo:paragraph-rsid="000d4dd9"/>
    </style:style>
    <style:style style:name="P10" style:family="paragraph" style:parent-style-name="Text_20_body">
      <style:paragraph-properties fo:text-align="justify" style:justify-single-word="false"/>
      <style:text-properties style:font-name="Times New Roman" officeooo:paragraph-rsid="000eb6c4"/>
    </style:style>
    <style:style style:name="P11" style:family="paragraph" style:parent-style-name="Text_20_body">
      <style:paragraph-properties fo:text-align="justify" style:justify-single-word="false"/>
      <style:text-properties style:font-name="Times New Roman" officeooo:paragraph-rsid="0012db34"/>
    </style:style>
    <style:style style:name="P12" style:family="paragraph" style:parent-style-name="Text_20_body">
      <style:paragraph-properties fo:text-align="justify" style:justify-single-word="false"/>
      <style:text-properties officeooo:rsid="000f84fc" officeooo:paragraph-rsid="000f84fc"/>
    </style:style>
    <style:style style:name="P13" style:family="paragraph" style:parent-style-name="Text_20_body">
      <style:paragraph-properties fo:text-align="justify" style:justify-single-word="false"/>
      <style:text-properties officeooo:rsid="0012db34" officeooo:paragraph-rsid="0012db34"/>
    </style:style>
    <style:style style:name="P14" style:family="paragraph" style:parent-style-name="Text_20_body">
      <style:paragraph-properties fo:text-align="justify" style:justify-single-word="false"/>
      <style:text-properties officeooo:paragraph-rsid="000f84fc"/>
    </style:style>
    <style:style style:name="P15" style:family="paragraph" style:parent-style-name="Text_20_body">
      <style:paragraph-properties fo:text-align="justify" style:justify-single-word="false"/>
      <style:text-properties officeooo:paragraph-rsid="0012db34"/>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2pt" style:font-size-asian="12pt" style:font-size-complex="12pt"/>
    </style:style>
    <style:style style:name="T6" style:family="text">
      <style:text-properties fo:font-size="12pt" officeooo:rsid="000eb6c4" style:font-size-asian="12pt" style:font-size-complex="12pt"/>
    </style:style>
    <style:style style:name="T7" style:family="text">
      <style:text-properties fo:font-size="12pt" officeooo:rsid="0012db34" style:font-size-asian="12pt" style:font-size-complex="12pt"/>
    </style:style>
    <style:style style:name="T8" style:family="text">
      <style:text-properties fo:font-size="12pt" officeooo:rsid="000f84fc" style:font-size-asian="12pt" style:font-size-complex="12pt"/>
    </style:style>
    <style:style style:name="T9" style:family="text">
      <style:text-properties officeooo:rsid="000eb6c4"/>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0f84fc" style:font-size-asian="12pt" style:font-size-complex="12pt"/>
    </style:style>
    <style:style style:name="T12" style:family="text">
      <style:text-properties style:font-name="Times New Roman" fo:font-size="12pt" officeooo:rsid="00116d5e" style:font-size-asian="12pt" style:font-size-complex="12pt"/>
    </style:style>
    <style:style style:name="T13" style:family="text">
      <style:text-properties style:font-name="Times New Roman" fo:font-size="12pt" officeooo:rsid="0012db34" style:font-size-asian="12pt" style:font-size-complex="12pt"/>
    </style:style>
    <style:style style:name="T14" style:family="text">
      <style:text-properties style:font-name="Times New Roman" fo:font-size="12pt" fo:font-weight="bold" officeooo:rsid="0012db34" style:font-size-asian="12pt" style:font-weight-asian="bold" style:font-size-complex="12pt" style:font-weight-complex="bold"/>
    </style:style>
    <style:style style:name="T15" style:family="text">
      <style:text-properties style:font-name="Times New Roman" fo:font-size="12pt" fo:font-weight="bold" officeooo:rsid="000eb6c4" style:font-size-asian="12pt" style:font-weight-asian="bold" style:font-size-complex="12pt" style:font-weight-complex="bold"/>
    </style:style>
    <style:style style:name="T16" style:family="text">
      <style:text-properties style:font-name="Times New Roman" fo:font-weight="bold" officeooo:rsid="000d4dd9" style:font-weight-asian="bold" style:font-weight-complex="bold"/>
    </style:style>
    <style:style style:name="T17" style:family="text">
      <style:text-properties fo:font-size="18pt" officeooo:rsid="000d4dd9"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7">Title : Text Classification of Customer Interaction Data to predict Sales using Hybrid Models</text:span></text:h>
      <text:h text:style-name="P3" text:outline-level="1">Abstract</text:h>
      <text:p text:style-name="P9"><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R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8">Keywords : Customer <text:span text:style-name="T9">Conversations , LSTM , GRU , RNN , Hybrid Model , Sales Prediction </text:span></text:p>
      <text:h text:style-name="P1" text:outline-level="1"><text:span text:style-name="T6">1.</text:span><text:span text:style-name="T5">Introduction</text:span> </text:h>
      <text:p text:style-name="P9"><text:span text:style-name="T1"><text:tab/></text:span><text:span text:style-name="T4">[LSTM GRU RNN , other sentiment classification models recent trends]</text:span></text:p>
      <text:p text:style-name="P10"><text:span text:style-name="T1"><text:tab/></text:span><text:span text:style-name="T4">[Hybrid models recent trends]</text:span></text:p>
      <text:p text:style-name="P10"><text:span text:style-name="T4"><text:tab/>[Customer relation data trends]</text:span></text:p>
      <text:h text:style-name="P7" text:outline-level="2"><text:span text:style-name="T2">1.1 Related works</text:span> </text:h>
      <text:p text:style-name="P14"><text:span text:style-name="T11"><text:tab/>[table with parameters for comparison]</text:span></text:p>
      <text:h text:style-name="P6" text:outline-level="2">1.2 Motivation</text:h>
      <text:h text:style-name="P6" text:outline-level="2">1.3 Contribution </text:h>
      <text:p text:style-name="P14"><text:span text:style-name="T11"><text:tab/>[hybrid text classification model]</text:span></text:p>
      <text:p text:style-name="P14"><text:span text:style-name="T11"><text:tab/>[results of text classification model computed into a score]</text:span></text:p>
      <text:p text:style-name="P14"><text:span text:style-name="T11"><text:tab/>[hybrid sales prediction model]</text:span></text:p>
      <text:p text:style-name="P14"><text:span text:style-name="T11"><text:tab/>[results of sales text classification model used in the hybrid sales model as paramters]</text:span></text:p>
      <text:h text:style-name="P7" text:outline-level="2"><text:span text:style-name="T2">1.4 Outline of Proposed work</text:span> </text:h>
      <text:p text:style-name="P12"><text:span text:style-name="T10"><text:tab/>[hybrid text classif model framework]</text:span></text:p>
      <text:p text:style-name="P12"><text:span text:style-name="T10"><text:tab/>[hybrid sales pred model using results of text classif framework]</text:span></text:p>
      <text:h text:style-name="P7" text:outline-level="2"><text:span text:style-name="T2">1.5 Organization of the paper</text:span> </text:h>
      <text:p text:style-name="P14"><text:span text:style-name="T11"><text:tab/>[section 2 : methodology – hybrid text classif, hybrid sales using results of hybrid text classif]</text:span></text:p>
      <text:p text:style-name="P15"><text:span text:style-name="T11"><text:tab/></text:span><text:span text:style-name="T12">[section 3 : experimental design – </text:span><text:span text:style-name="T13">dataset</text:span><text:span text:style-name="T12">]</text:span></text:p>
      <text:p text:style-name="P15"><text:span text:style-name="T12"><text:tab/></text:span><text:span text:style-name="T13">[section 4 : performance evalution – 4.1 : subsection for each metric, 4.2: performance analysis , 4.3 : <text:s/>Discussion ]</text:span></text:p>
      <text:p text:style-name="P15"><text:span text:style-name="T13"><text:tab/>[section 5 : Conclusion]</text:span></text:p>
      <text:p text:style-name="P15"><text:span text:style-name="T13"><text:tab/>[section 6 : references ]</text:span><text:span text:style-name="T11"><text:tab/></text:span></text:p>
      <text:h text:style-name="P2" text:outline-level="1"><text:span text:style-name="T7">2</text:span><text:span text:style-name="T6">.</text:span><text:span text:style-name="T7">Methodology</text:span> </text:h>
      <text:p text:style-name="P11"><text:span text:style-name="T1"><text:tab/></text:span><text:span text:style-name="T8">[</text:span><text:span text:style-name="T7">2.1 :</text:span><text:span text:style-name="T8">hybrid text classification model]</text:span></text:p>
      <text:p text:style-name="P15"><text:span text:style-name="T11"><text:tab/>[</text:span><text:span text:style-name="T13">2.2 :</text:span><text:span text:style-name="T11">results of text classification model computed into a score]</text:span></text:p>
      <text:p text:style-name="P15"><text:span text:style-name="T11"><text:tab/>[</text:span><text:span text:style-name="T13">2.3 :</text:span><text:span text:style-name="T11">hybrid sales prediction model]</text:span></text:p>
      <text:p text:style-name="P11"><text:span text:style-name="T8"><text:tab/>[</text:span><text:span text:style-name="T7">2.4:</text:span><text:span text:style-name="T8">results of sales text classification model used in the hybrid sales model as paramters]</text:span></text:p>
      <text:h text:style-name="P2" text:outline-level="1"><text:span text:style-name="T7">3</text:span><text:span text:style-name="T6">.</text:span><text:span text:style-name="T7">Methodology</text:span> </text:h>
      <text:p text:style-name="P11"><text:span text:style-name="T1"><text:tab/></text:span><text:span text:style-name="T8">[</text:span><text:span text:style-name="T7">3.1 :already available datasets used to train model</text:span><text:span text:style-name="T8">]</text:span></text:p>
      <text:p text:style-name="P15"><text:span text:style-name="T11"><text:tab/>[</text:span><text:span text:style-name="T13">3.2 :own datasets to test the model </text:span><text:span text:style-name="T11">]</text:span></text:p>
      <text:h text:style-name="P5" text:outline-level="1"><text:span text:style-name="T14">4</text:span><text:span text:style-name="T15">.</text:span><text:span text:style-name="T14">Performance Evaluation</text:span><text:span text:style-name="T16"> </text:span></text:h>
      <text:p text:style-name="P11"><text:span text:style-name="T1"><text:tab/></text:span><text:span text:style-name="T8">[</text:span><text:span text:style-name="T7">4.1 :all metrics results for hybrid text model, sales model</text:span><text:span text:style-name="T8">]</text:span></text:p>
      <text:p text:style-name="P15"><text:soft-page-break/><text:span text:style-name="T11"><text:tab/>[</text:span><text:span text:style-name="T13">4.2 :performance analysis for sales, text model </text:span><text:span text:style-name="T11">]</text:span></text:p>
      <text:p text:style-name="P15"><text:span text:style-name="T11"><text:tab/>[</text:span><text:span text:style-name="T13">4.3 :discussion for sales , text model </text:span><text:span text:style-name="T11">]</text:span></text:p>
      <text:h text:style-name="P5" text:outline-level="1"><text:span text:style-name="T14">5</text:span><text:span text:style-name="T15">.</text:span><text:span text:style-name="T14">Conclusion</text:span></text:h>
      <text:p text:style-name="P11"><text:span text:style-name="T1"><text:tab/></text:span><text:span text:style-name="T8">[</text:span><text:span text:style-name="T7">results achieved by sales hybrid model , text hybrid model</text:span><text:span text:style-name="T8">]</text:span></text:p>
      <text:h text:style-name="P5" text:outline-level="1"><text:span text:style-name="T14">6</text:span><text:span text:style-name="T15">.</text:span><text:span text:style-name="T14">References</text:span></text:h>
      <text:p text:style-name="P13"><text:span text:style-name="T11">[</text:span><text:span text:style-name="T10">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09-20T17:56:27.640317355</dc:date>
    <meta:editing-duration>PT16M39S</meta:editing-duration>
    <meta:editing-cycles>3</meta:editing-cycles>
    <meta:document-statistic meta:table-count="0" meta:image-count="0" meta:object-count="0" meta:page-count="2" meta:paragraph-count="41" meta:word-count="381" meta:character-count="2502" meta:non-whitespace-character-count="2122"/>
  </office:meta>
</office:document-meta>
</file>